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fill="none" draw:textarea-vertical-align="middle" draw:auto-grow-height="false" fo:min-height="10.106cm" fo:min-width="0.004cm"/>
    </style:style>
    <style:style style:name="gr4" style:family="graphic" style:parent-style-name="standard">
      <style:graphic-properties draw:fill="none" draw:textarea-vertical-align="middle" draw:auto-grow-height="false" fo:min-height="1.677cm" fo:min-width="0.004cm"/>
    </style:style>
    <style:style style:name="gr5" style:family="graphic" style:parent-style-name="standard">
      <style:graphic-properties draw:fill="none" draw:textarea-vertical-align="middle" draw:auto-grow-height="false" fo:min-height="0.834cm" fo:min-width="0.004cm"/>
    </style:style>
    <style:style style:name="gr6" style:family="graphic" style:parent-style-name="standard">
      <style:graphic-properties draw:fill="none" draw:textarea-vertical-align="middle" draw:auto-grow-height="false" fo:min-height="1.763cm" fo:min-width="0.004cm"/>
    </style:style>
    <style:style style:name="gr7" style:family="graphic" style:parent-style-name="standard">
      <style:graphic-properties draw:fill="none" draw:textarea-vertical-align="middle" draw:auto-grow-height="false" fo:min-height="0.016cm" fo:min-width="0.004cm"/>
    </style:style>
    <style:style style:name="gr8" style:family="graphic" style:parent-style-name="standard">
      <style:graphic-properties draw:fill="none" draw:textarea-vertical-align="middle" draw:auto-grow-height="false" fo:min-height="1.076cm" fo:min-width="0.004cm"/>
    </style:style>
    <style:style style:name="gr9" style:family="graphic" style:parent-style-name="standard">
      <style:graphic-properties draw:fill="none" draw:textarea-vertical-align="middle" draw:auto-grow-height="false" fo:min-height="2.279cm" fo:min-width="0.004cm"/>
    </style:style>
    <style:style style:name="gr10" style:family="graphic" style:parent-style-name="standard">
      <style:graphic-properties draw:fill="none" draw:textarea-vertical-align="middle" draw:auto-grow-height="false" fo:min-height="0.946cm" fo:min-width="0.0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26cm" svg:height="0.962cm" svg:x="1.381cm" svg:y="4.81cm">
          <draw:text-box>
            <text:p>z_motor_mount_v2.1_nonswitch_right_ebe_s-07s-t50.240.110-BQm.gcode</text:p>
          </draw:text-box>
        </draw:frame>
        <draw:frame draw:style-name="gr2" draw:text-style-name="P1" xml:id="id19" draw:id="id19" draw:layer="layout" svg:width="3.495cm" svg:height="0.962cm" svg:x="7.6cm" svg:y="9.436cm">
          <draw:text-box>
            <text:p>print name</text:p>
          </draw:text-box>
        </draw:frame>
        <draw:custom-shape draw:style-name="gr3" draw:text-style-name="P2" xml:id="id18" draw:id="id18" draw:layer="layout" svg:width="1.397cm" svg:height="10.924cm" draw:transform="rotate (-1.56765473414131) translate (12.555cm 5.86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xml:id="id1" draw:id="id1" draw:layer="layout" svg:width="1.397cm" svg:height="2.033cm" draw:transform="rotate (-1.56765473414131) translate (14.587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xml:id="id3" draw:id="id3" draw:layer="layout" svg:width="1.397cm" svg:height="1.271cm" draw:transform="rotate (-1.56765473414131) translate (15.857cm 5.855cm)">
          <text:p/>
          <draw:enhanced-geometry svg:viewBox="0 0 21600 21600" draw:mirror-horizontal="false" draw:mirror-vertical="false" draw:glue-points="0 0 0 21600 21600 10800" draw:text-areas="0 ?f9 7800 ?f10" draw:type="right-brace" draw:modifiers="944.881889763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xml:id="id5" draw:id="id5" draw:layer="layout" svg:width="1.397cm" svg:height="0.127cm" draw:transform="rotate (-1.56765473414131) translate (15.984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xml:id="id9" draw:id="id9" draw:layer="layout" svg:width="1.397cm" svg:height="0.889cm" draw:transform="rotate (-1.56765473414131) translate (16.873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10" draw:id="id10" draw:layer="layout" svg:width="1.397cm" svg:height="1.143cm" draw:transform="rotate (-1.56765473414131) translate (18.016cm 5.86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xml:id="id14" draw:id="id14" draw:layer="layout" svg:width="1.397cm" svg:height="1.015cm" draw:transform="rotate (-1.56765473414131) translate (20.302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xml:id="id16" draw:id="id16" draw:layer="layout" svg:width="1.397cm" svg:height="0.508cm" draw:transform="rotate (-1.56765473414131) translate (20.81cm 5.86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" xml:id="id12" draw:id="id12" draw:layer="layout" svg:width="1.397cm" svg:height="1.27cm" draw:transform="rotate (-1.56765473414131) translate (19.286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" xml:id="id2" draw:id="id2" draw:layer="layout" svg:width="8.677cm" svg:height="0.962cm" svg:x="2.459cm" svg:y="11.541cm">
          <draw:text-box>
            <text:p>.stl mod for printing purposes</text:p>
          </draw:text-box>
        </draw:frame>
        <draw:frame draw:style-name="gr12" draw:text-style-name="P4" xml:id="id4" draw:id="id4" draw:layer="layout" svg:width="10.033cm" svg:height="1.876cm" svg:x="2.524cm" svg:y="13.319cm">
          <draw:text-box>
            <text:p text:style-name="P3">.ini version and slicing engine</text:p>
            <text:p text:style-name="P3">s=Slic3r / c=Cura</text:p>
          </draw:text-box>
        </draw:frame>
        <draw:frame draw:style-name="gr13" draw:text-style-name="P1" xml:id="id7" draw:id="id7" draw:layer="layout" svg:width="3.635cm" svg:height="0.962cm" svg:x="7.539cm" svg:y="17.84cm">
          <draw:text-box>
            <text:p>nozzle size</text:p>
          </draw:text-box>
        </draw:frame>
        <draw:frame draw:style-name="gr14" draw:text-style-name="P1" xml:id="id6" draw:id="id6" draw:layer="layout" svg:width="7.263cm" svg:height="0.962cm" svg:x="6.302cm" svg:y="15.859cm">
          <draw:text-box>
            <text:p>print file (t=TAZ/m=Mini)</text:p>
          </draw:text-box>
        </draw:frame>
        <draw:frame draw:style-name="gr15" draw:text-style-name="P1" xml:id="id13" draw:id="id13" draw:layer="layout" svg:width="3.216cm" svg:height="0.962cm" svg:x="20.05cm" svg:y="13.7cm">
          <draw:text-box>
            <text:p>Bed temp</text:p>
          </draw:text-box>
        </draw:frame>
        <draw:frame draw:style-name="gr16" draw:text-style-name="P1" xml:id="id15" draw:id="id15" draw:layer="layout" svg:width="7.601cm" svg:height="0.962cm" svg:x="17.275cm" svg:y="15.224cm">
          <draw:text-box>
            <text:p>BotQueue settings active</text:p>
          </draw:text-box>
        </draw:frame>
        <draw:frame draw:style-name="gr17" draw:text-style-name="P1" xml:id="id17" draw:id="id17" draw:layer="layout" svg:width="10.184cm" svg:height="0.962cm" svg:x="14.5cm" svg:y="17.818cm">
          <draw:text-box>
            <text:p>Manual manipulation of the .gcode</text:p>
          </draw:text-box>
        </draw:frame>
        <draw:connector draw:style-name="gr18" draw:text-style-name="P5" draw:layer="measurelines" svg:x1="13.575cm" svg:y1="7.259cm" svg:x2="11.136cm" svg:y2="12.022cm" draw:start-shape="id1" draw:start-glue-point="6" draw:end-shape="id2" draw:end-glue-point="1" svg:d="M13575 7259v4763h-2439" svg:viewBox="0 0 2440 4764">
          <text:p/>
        </draw:connector>
        <draw:connector draw:style-name="gr18" draw:text-style-name="P5" draw:layer="measurelines" svg:x1="15.226cm" svg:y1="7.254cm" svg:x2="12.557cm" svg:y2="14.257cm" draw:start-shape="id3" draw:start-glue-point="6" draw:end-shape="id4" draw:end-glue-point="1" svg:d="M15226 7254v7003h-2669" svg:viewBox="0 0 2670 7004">
          <text:p/>
        </draw:connector>
        <draw:connector draw:style-name="gr18" draw:text-style-name="P5" draw:layer="measurelines" svg:x1="15.925cm" svg:y1="7.255cm" svg:x2="13.565cm" svg:y2="16.34cm" draw:start-shape="id5" draw:start-glue-point="6" draw:end-shape="id6" draw:end-glue-point="1" svg:d="M15925 7255v9085h-2360" svg:viewBox="0 0 2361 9086">
          <text:p/>
        </draw:connector>
        <draw:connector draw:style-name="gr18" draw:text-style-name="P5" xml:id="id8" draw:id="id8" draw:layer="measurelines" svg:x1="16.938cm" svg:y1="17.288cm" svg:x2="11.174cm" svg:y2="18.321cm" draw:end-shape="id7" draw:end-glue-point="1" svg:d="M16938 17288h-2632v1033h-3132" svg:viewBox="0 0 5765 1034">
          <text:p/>
        </draw:connector>
        <draw:connector draw:style-name="gr18" draw:text-style-name="P5" draw:layer="measurelines" draw:line-skew="-3.108cm" svg:x1="16.938cm" svg:y1="17.288cm" svg:x2="16.434cm" svg:y2="7.257cm" draw:start-shape="id8" draw:start-glue-point="2" draw:end-shape="id9" draw:end-glue-point="6" svg:d="M16938 17288v-8123h-504v-1908" svg:viewBox="0 0 505 10032">
          <text:p/>
        </draw:connector>
        <draw:connector draw:style-name="gr18" draw:text-style-name="P5" draw:layer="measurelines" svg:x1="17.449cm" svg:y1="7.261cm" svg:x2="19.034cm" svg:y2="11.695cm" draw:start-shape="id10" draw:start-glue-point="6" draw:end-shape="id11" draw:end-glue-point="3" svg:d="M17449 7261v4434h1585" svg:viewBox="0 0 1586 4435">
          <text:p/>
        </draw:connector>
        <draw:connector draw:style-name="gr18" draw:text-style-name="P5" draw:layer="measurelines" draw:line-skew="-0.743cm" svg:x1="18.655cm" svg:y1="7.257cm" svg:x2="23.266cm" svg:y2="14.181cm" draw:start-shape="id12" draw:start-glue-point="6" draw:end-shape="id13" draw:end-glue-point="1" svg:d="M18655 7257v2481h5111v4443h-500" svg:viewBox="0 0 5112 6925">
          <text:p/>
        </draw:connector>
        <draw:connector draw:style-name="gr18" draw:text-style-name="P5" draw:layer="measurelines" draw:line-skew="-2.203cm 0.473cm" svg:x1="19.799cm" svg:y1="7.258cm" svg:x2="24.876cm" svg:y2="15.705cm" draw:start-shape="id14" draw:start-glue-point="6" draw:end-shape="id15" draw:end-glue-point="1" svg:d="M19799 7258v1782h6050v6665h-973" svg:viewBox="0 0 6051 8448">
          <text:p/>
        </draw:connector>
        <draw:connector draw:style-name="gr18" draw:text-style-name="P5" draw:layer="measurelines" draw:line-skew="-4.008cm 0.962cm" svg:x1="20.56cm" svg:y1="7.259cm" svg:x2="24.684cm" svg:y2="18.299cm" draw:start-shape="id16" draw:start-glue-point="6" draw:end-shape="id17" draw:end-glue-point="1" svg:d="M20560 7259v1273h5586v9767h-1462" svg:viewBox="0 0 5587 11041">
          <text:p/>
        </draw:connector>
        <draw:connector draw:style-name="gr18" draw:text-style-name="P5" draw:layer="measurelines" svg:x1="7.097cm" svg:y1="7.272cm" svg:x2="7.6cm" svg:y2="9.917cm" draw:start-shape="id18" draw:start-glue-point="6" draw:end-shape="id19" draw:end-glue-point="3" svg:d="M7097 7272v2645h503" svg:viewBox="0 0 504 2646">
          <text:p/>
        </draw:connector>
        <draw:frame draw:style-name="gr19" draw:text-style-name="P1" draw:layer="measurelines" svg:width="14.476cm" svg:height="0.962cm" svg:x="6.969cm" svg:y="2.197cm">
          <draw:text-box>
            <text:p>Visual Guide to Naming Structure per Cluster Use</text:p>
          </draw:text-box>
        </draw:frame>
        <draw:frame draw:style-name="gr20" draw:text-style-name="P1" xml:id="id11" draw:id="id11" draw:layer="layout" svg:width="4.024cm" svg:height="0.962cm" svg:x="19.034cm" svg:y="11.214cm">
          <draw:text-box>
            <text:p>Nozzle tem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5:55:30.290957929</meta:creation-date>
    <dc:date>2016-01-13T08:27:26.740525953</dc:date>
    <meta:editing-duration>PT12M40S</meta:editing-duration>
    <meta:editing-cycles>3</meta:editing-cycles>
    <meta:generator>LibreOffice/5.0.2.2$Linux_X86_64 LibreOffice_project/37b43f919e4de5eeaca9b9755ed688758a8251fe</meta:generator>
    <dc:creator>aleph </dc:creator>
    <meta:document-statistic meta:object-count="30"/>
  </office:meta>
</office:document-meta>
</file>